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Consolas, 'Courier New', monospace"/>
    <style:font-face style:name="Verdana" svg:font-family="Verdana, Geneva, Tahom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313131" style:font-name="Menlo" fo:font-size="9pt" fo:letter-spacing="normal" fo:font-style="normal" fo:font-weight="normal" officeooo:paragraph-rsid="000f94ff"/>
    </style:style>
    <style:style style:name="P2" style:family="paragraph" style:parent-style-name="Preformatted_20_Text">
      <style:text-properties fo:font-variant="normal" fo:text-transform="none" fo:color="#313131" style:font-name="Menlo" fo:font-size="12pt" fo:letter-spacing="normal" fo:font-style="normal" fo:font-weight="normal" officeooo:paragraph-rsid="000f94ff" style:font-size-asian="12pt" style:font-size-complex="12pt"/>
    </style:style>
    <style:style style:name="P3" style:family="paragraph" style:parent-style-name="Preformatted_20_Text">
      <style:paragraph-properties fo:margin-top="0in" fo:margin-bottom="0in" loext:contextual-spacing="false" fo:orphans="2" fo:widows="2" fo:padding="0.052in" fo:border="0.06pt solid #d6d6d6"/>
      <style:text-properties fo:font-variant="normal" fo:text-transform="none" fo:color="#313131" style:font-name="Menlo" fo:font-size="9pt" fo:letter-spacing="normal" fo:font-style="normal" fo:font-weight="normal"/>
    </style:style>
    <style:style style:name="P4" style:family="paragraph" style:parent-style-name="Preformatted_20_Text">
      <style:paragraph-properties fo:margin-top="0in" fo:margin-bottom="0in" loext:contextual-spacing="false" fo:orphans="2" fo:widows="2" fo:padding="0.052in" fo:border="0.06pt solid #d6d6d6"/>
      <style:text-properties fo:font-variant="normal" fo:text-transform="none" fo:color="#313131" style:font-name="Menlo" fo:font-size="9pt" fo:letter-spacing="normal" fo:font-style="normal" fo:font-weight="normal" officeooo:rsid="00166952" officeooo:paragraph-rsid="00166952"/>
    </style:style>
    <style:style style:name="P5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  <style:text-properties fo:font-variant="normal" fo:text-transform="none" fo:color="#313131" fo:letter-spacing="normal"/>
    </style:style>
    <style:style style:name="P6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  <style:text-properties fo:font-variant="normal" fo:text-transform="none" fo:color="#313131" fo:letter-spacing="normal" officeooo:paragraph-rsid="00166952"/>
    </style:style>
    <style:style style:name="P7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  <style:text-properties fo:font-variant="normal" fo:text-transform="none" fo:color="#313131" fo:letter-spacing="normal" officeooo:paragraph-rsid="0016e084"/>
    </style:style>
    <style:style style:name="P8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  <style:text-properties fo:font-variant="normal" fo:text-transform="none" fo:color="#313131" style:font-name="Menlo" fo:font-size="9.75pt" fo:letter-spacing="normal" fo:font-style="normal" fo:font-weight="normal"/>
    </style:style>
    <style:style style:name="P9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  <style:text-properties fo:font-variant="normal" fo:text-transform="none" fo:color="#000088" style:font-name="Menlo" fo:font-size="9.75pt" fo:letter-spacing="normal" fo:font-style="normal" fo:font-weight="normal"/>
    </style:style>
    <style:style style:name="P10" style:family="paragraph" style:parent-style-name="Heading_20_2">
      <style:text-properties fo:font-variant="normal" fo:text-transform="none" fo:color="#121214" style:font-name="Verdana" fo:letter-spacing="-0.0102in" fo:font-style="normal" fo:font-weight="normal" officeooo:rsid="00158de3" officeooo:paragraph-rsid="00158de3" fo:background-color="#ff6600"/>
    </style:style>
    <style:style style:name="P11" style:family="paragraph" style:parent-style-name="Standard">
      <style:text-properties officeooo:rsid="000dd867" officeooo:paragraph-rsid="000dd867"/>
    </style:style>
    <style:style style:name="P12" style:family="paragraph" style:parent-style-name="Standard">
      <style:text-properties officeooo:rsid="000f94ff" officeooo:paragraph-rsid="000f94ff"/>
    </style:style>
    <style:style style:name="P13" style:family="paragraph" style:parent-style-name="Standard">
      <style:text-properties officeooo:paragraph-rsid="000f94ff"/>
    </style:style>
    <style:style style:name="P14" style:family="paragraph" style:parent-style-name="Standard">
      <style:text-properties officeooo:paragraph-rsid="001169cc"/>
    </style:style>
    <style:style style:name="P15" style:family="paragraph" style:parent-style-name="Standard">
      <style:text-properties officeooo:rsid="0012fafa" officeooo:paragraph-rsid="0012fafa" fo:background-color="#ffff00"/>
    </style:style>
    <style:style style:name="P16" style:family="paragraph" style:parent-style-name="Standard">
      <style:text-properties officeooo:rsid="0014994b" officeooo:paragraph-rsid="0014994b"/>
    </style:style>
    <style:style style:name="P17" style:family="paragraph" style:parent-style-name="Standard">
      <style:text-properties officeooo:rsid="0014994b" officeooo:paragraph-rsid="00158de3"/>
    </style:style>
    <style:style style:name="P18" style:family="paragraph" style:parent-style-name="Standard">
      <style:text-properties officeooo:rsid="00158de3" officeooo:paragraph-rsid="00158de3"/>
    </style:style>
    <style:style style:name="P19" style:family="paragraph" style:parent-style-name="Standard">
      <style:text-properties officeooo:paragraph-rsid="00158de3"/>
    </style:style>
    <style:style style:name="P20" style:family="paragraph" style:parent-style-name="Standard">
      <style:text-properties officeooo:rsid="00166952" officeooo:paragraph-rsid="00166952"/>
    </style:style>
    <style:style style:name="P21" style:family="paragraph" style:parent-style-name="Standard">
      <style:text-properties officeooo:rsid="0016e084" officeooo:paragraph-rsid="0016e084"/>
    </style:style>
    <style:style style:name="P22" style:family="paragraph" style:parent-style-name="Standard">
      <style:paragraph-properties fo:text-align="center" style:justify-single-word="false"/>
      <style:text-properties officeooo:rsid="000c99d0"/>
    </style:style>
    <style:style style:name="P23" style:family="paragraph" style:parent-style-name="Standard">
      <style:text-properties officeooo:rsid="000f94ff" officeooo:paragraph-rsid="000f94ff"/>
    </style:style>
    <style:style style:name="P24" style:family="paragraph" style:parent-style-name="Standard">
      <style:text-properties fo:font-variant="normal" fo:text-transform="none" fo:color="#313131" style:font-name="Menlo" fo:font-size="9.75pt" fo:letter-spacing="normal" fo:font-style="normal" fo:font-weight="normal" officeooo:rsid="000f94ff" officeooo:paragraph-rsid="000f94ff"/>
    </style:style>
    <style:style style:name="P25" style:family="paragraph" style:parent-style-name="Standard">
      <style:text-properties fo:font-variant="normal" fo:text-transform="none" fo:color="#313131" style:font-name="Menlo" fo:font-size="9.75pt" fo:letter-spacing="normal" fo:font-style="normal" fo:font-weight="normal" officeooo:rsid="001169cc" officeooo:paragraph-rsid="001169cc"/>
    </style:style>
    <style:style style:name="P26" style:family="paragraph" style:parent-style-name="Standard">
      <style:text-properties fo:font-variant="normal" fo:text-transform="none" fo:color="#313131" style:font-name="Menlo" fo:font-size="9.75pt" fo:letter-spacing="normal" fo:font-style="normal" fo:font-weight="normal" officeooo:rsid="0012fafa" officeooo:paragraph-rsid="0012fafa"/>
    </style:style>
    <style:style style:name="P27" style:family="paragraph" style:parent-style-name="Standard">
      <style:text-properties fo:font-variant="normal" fo:text-transform="none" fo:color="#313131" style:font-name="Menlo" fo:font-size="9.75pt" fo:letter-spacing="normal" fo:font-style="normal" fo:font-weight="normal" officeooo:rsid="0014994b" officeooo:paragraph-rsid="0014994b" fo:background-color="transparent"/>
    </style:style>
    <style:style style:name="P28" style:family="paragraph" style:parent-style-name="Standard">
      <style:text-properties officeooo:rsid="00166952" officeooo:paragraph-rsid="00166952"/>
    </style:style>
    <style:style style:name="P29" style:family="paragraph" style:parent-style-name="Standard">
      <style:text-properties officeooo:rsid="0016e084" officeooo:paragraph-rsid="0016e084"/>
    </style:style>
    <style:style style:name="P30" style:family="paragraph" style:parent-style-name="Standard">
      <style:text-properties officeooo:rsid="00196fb1" officeooo:paragraph-rsid="00196fb1"/>
    </style:style>
    <style:style style:name="P31" style:family="paragraph" style:parent-style-name="Standard">
      <style:text-properties officeooo:rsid="001b0944" officeooo:paragraph-rsid="001b0944"/>
    </style:style>
    <style:style style:name="P32" style:family="paragraph" style:parent-style-name="Standard">
      <style:text-properties officeooo:rsid="001b3439" officeooo:paragraph-rsid="001b3439"/>
    </style:style>
    <style:style style:name="P33" style:family="paragraph" style:parent-style-name="Standard">
      <style:text-properties officeooo:rsid="001b6bcc" officeooo:paragraph-rsid="001b6bcc"/>
    </style:style>
    <style:style style:name="P34" style:family="paragraph" style:parent-style-name="Standard">
      <style:text-properties officeooo:rsid="001e9519" officeooo:paragraph-rsid="001e9519"/>
    </style:style>
    <style:style style:name="P35" style:family="paragraph" style:parent-style-name="Standard">
      <style:text-properties officeooo:rsid="00215d41" officeooo:paragraph-rsid="00215d41"/>
    </style:style>
    <style:style style:name="P36" style:family="paragraph" style:parent-style-name="Standard">
      <style:text-properties officeooo:rsid="0021dfa0" officeooo:paragraph-rsid="0021dfa0"/>
    </style:style>
    <style:style style:name="P37" style:family="paragraph" style:parent-style-name="Standard">
      <style:text-properties officeooo:rsid="0012fafa" officeooo:paragraph-rsid="0012fafa" fo:background-color="transparent"/>
    </style:style>
    <style:style style:name="P38" style:family="paragraph" style:parent-style-name="Text_20_body">
      <style:text-properties fo:font-variant="normal" fo:text-transform="none" fo:color="#000000" style:font-name="Verdana" fo:font-size="11.25pt" fo:letter-spacing="normal" fo:font-style="normal" fo:font-weight="normal" officeooo:paragraph-rsid="001fe0c2"/>
    </style:style>
    <style:style style:name="P39" style:family="paragraph" style:parent-style-name="Text_20_body">
      <style:text-properties fo:font-variant="normal" fo:text-transform="none" fo:color="#000000" style:font-name="Verdana" fo:font-size="11.25pt" fo:letter-spacing="normal" fo:font-style="normal" fo:font-weight="normal" officeooo:rsid="0027e69b" officeooo:paragraph-rsid="0027e69b"/>
    </style:style>
    <style:style style:name="P40" style:family="paragraph" style:parent-style-name="Text_20_body">
      <style:text-properties officeooo:rsid="00255ca7" officeooo:paragraph-rsid="00255ca7"/>
    </style:style>
    <style:style style:name="P41" style:family="paragraph" style:parent-style-name="Text_20_body">
      <style:text-properties officeooo:rsid="0026f8fa" officeooo:paragraph-rsid="0026f8fa"/>
    </style:style>
    <style:style style:name="P42" style:family="paragraph" style:parent-style-name="Text_20_body">
      <style:text-properties fo:font-size="14pt" fo:font-weight="bold" officeooo:rsid="0026f8fa" officeooo:paragraph-rsid="0026f8fa" fo:background-color="#ffff00" style:font-size-asian="14pt" style:font-weight-asian="bold" style:font-size-complex="14pt" style:font-weight-complex="bold"/>
    </style:style>
    <style:style style:name="P43" style:family="paragraph" style:parent-style-name="Text_20_body">
      <style:text-properties fo:font-size="15pt" fo:font-weight="bold" officeooo:rsid="0026f8fa" officeooo:paragraph-rsid="0026f8fa" fo:background-color="#ffff00" style:font-size-asian="15pt" style:font-weight-asian="bold" style:font-size-complex="15pt" style:font-weight-complex="bold"/>
    </style:style>
    <style:style style:name="P44" style:family="paragraph" style:parent-style-name="Text_20_body">
      <style:text-properties officeooo:paragraph-rsid="0026f8fa"/>
    </style:style>
    <style:style style:name="P45" style:family="paragraph" style:parent-style-name="Text_20_body">
      <style:text-properties officeooo:rsid="0027368b" officeooo:paragraph-rsid="0027368b"/>
    </style:style>
    <style:style style:name="P46" style:family="paragraph" style:parent-style-name="Text_20_body">
      <style:text-properties officeooo:rsid="0027e69b" officeooo:paragraph-rsid="0027e69b"/>
    </style:style>
    <style:style style:name="P47" style:family="paragraph" style:parent-style-name="Text_20_body">
      <style:paragraph-properties fo:margin-left="0in" fo:margin-right="0in" style:line-height-at-least="0.25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Verdana" fo:font-size="11.25pt" fo:letter-spacing="normal" fo:font-style="normal" fo:font-weight="normal"/>
    </style:style>
    <style:style style:name="P48" style:family="paragraph" style:parent-style-name="Preformatted_20_Text">
      <style:text-properties fo:font-variant="normal" fo:text-transform="none" fo:color="#313131" style:font-name="Menlo" fo:font-size="12pt" fo:letter-spacing="normal" fo:font-style="normal" fo:font-weight="normal" officeooo:paragraph-rsid="000f94ff" style:font-size-asian="12pt" style:font-size-complex="12pt"/>
    </style:style>
    <style:style style:name="P49" style:family="paragraph" style:parent-style-name="Preformatted_20_Text">
      <style:text-properties fo:font-variant="normal" fo:text-transform="none" fo:color="#313131" style:font-name="Menlo" fo:font-size="9pt" fo:letter-spacing="normal" fo:font-style="normal" fo:font-weight="normal" officeooo:rsid="0014994b" officeooo:paragraph-rsid="0014994b"/>
    </style:style>
    <style:style style:name="P50" style:family="paragraph" style:parent-style-name="Preformatted_20_Text">
      <style:text-properties fo:font-variant="normal" fo:text-transform="none" fo:color="#313131" style:font-name="Menlo" fo:font-size="9.75pt" fo:letter-spacing="normal" fo:font-style="normal" fo:font-weight="normal" officeooo:rsid="001b6bcc" officeooo:paragraph-rsid="001b6bcc"/>
    </style:style>
    <style:style style:name="P51" style:family="paragraph" style:parent-style-name="Preformatted_20_Text">
      <style:text-properties fo:font-variant="normal" fo:text-transform="none" fo:color="#313131" style:font-name="Menlo" fo:font-size="9.75pt" fo:letter-spacing="normal" fo:font-style="normal" fo:font-weight="normal" officeooo:paragraph-rsid="001fe0c2"/>
    </style:style>
    <style:style style:name="P52" style:family="paragraph" style:parent-style-name="Preformatted_20_Text">
      <style:text-properties fo:font-variant="normal" fo:text-transform="none" fo:color="#313131" style:font-name="Menlo" fo:font-size="9.75pt" fo:letter-spacing="normal" fo:font-style="normal" fo:font-weight="normal" officeooo:rsid="00215d41" officeooo:paragraph-rsid="00215d41"/>
    </style:style>
    <style:style style:name="P53" style:family="paragraph" style:parent-style-name="Preformatted_20_Text">
      <style:text-properties fo:font-variant="normal" fo:text-transform="none" fo:color="#313131" style:font-name="Menlo" fo:font-size="9.75pt" fo:letter-spacing="normal" fo:font-style="normal" fo:font-weight="normal" officeooo:rsid="00255ca7" officeooo:paragraph-rsid="00255ca7"/>
    </style:style>
    <style:style style:name="P54" style:family="paragraph" style:parent-style-name="Preformatted_20_Text">
      <style:text-properties fo:font-variant="normal" fo:text-transform="none" fo:color="#313131" style:font-name="Menlo" fo:font-size="9.75pt" fo:letter-spacing="normal" fo:font-style="normal" fo:font-weight="normal" officeooo:rsid="0026f8fa" officeooo:paragraph-rsid="0026f8fa"/>
    </style:style>
    <style:style style:name="P55" style:family="paragraph" style:parent-style-name="Preformatted_20_Text">
      <style:text-properties fo:font-variant="normal" fo:text-transform="none" fo:color="#313131" fo:letter-spacing="normal" officeooo:rsid="00255ca7" officeooo:paragraph-rsid="00255ca7"/>
    </style:style>
    <style:style style:name="P56" style:family="paragraph" style:parent-style-name="Preformatted_20_Text">
      <style:text-properties fo:font-variant="normal" fo:text-transform="none" fo:color="#7f0055" style:font-name="Menlo" fo:font-size="9.75pt" fo:letter-spacing="normal" fo:font-style="normal" fo:font-weight="normal" officeooo:rsid="00158de3" officeooo:paragraph-rsid="00158de3"/>
    </style:style>
    <style:style style:name="P57" style:family="paragraph" style:parent-style-name="Preformatted_20_Text">
      <style:text-properties fo:font-variant="normal" fo:text-transform="none" fo:color="#880000" style:font-name="Menlo" fo:font-size="9.75pt" fo:letter-spacing="normal" fo:font-style="normal" fo:font-weight="normal" officeooo:rsid="00196fb1" officeooo:paragraph-rsid="00196fb1"/>
    </style:style>
    <style:style style:name="P58" style:family="paragraph" style:parent-style-name="Preformatted_20_Text">
      <style:text-properties fo:font-variant="normal" fo:text-transform="none" fo:color="#880000" style:font-name="Menlo" fo:font-size="9.75pt" fo:letter-spacing="normal" fo:font-style="normal" fo:font-weight="normal" officeooo:rsid="001b0944" officeooo:paragraph-rsid="001b0944"/>
    </style:style>
    <style:style style:name="P59" style:family="paragraph" style:parent-style-name="Preformatted_20_Text">
      <style:text-properties fo:font-variant="normal" fo:text-transform="none" fo:color="#880000" style:font-name="Menlo" fo:font-size="9.75pt" fo:letter-spacing="normal" fo:font-style="normal" fo:font-weight="normal" officeooo:rsid="0027368b" officeooo:paragraph-rsid="0027368b"/>
    </style:style>
    <style:style style:name="P60" style:family="paragraph" style:parent-style-name="Preformatted_20_Text">
      <style:text-properties officeooo:rsid="001b0944" officeooo:paragraph-rsid="001b0944"/>
    </style:style>
    <style:style style:name="P61" style:family="paragraph" style:parent-style-name="Preformatted_20_Text">
      <style:text-properties officeooo:rsid="001b3439" officeooo:paragraph-rsid="001b3439"/>
    </style:style>
    <style:style style:name="P62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.052in" fo:border="0.06pt solid #d6d6d6"/>
      <style:text-properties fo:font-variant="normal" fo:text-transform="none" fo:color="#313131" style:font-name="Menlo" fo:font-size="9pt" fo:letter-spacing="normal" fo:font-style="normal" fo:font-weight="normal"/>
    </style:style>
    <style:style style:name="P63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</style:style>
    <style:style style:name="P64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  <style:text-properties fo:font-variant="normal" fo:text-transform="none" fo:color="#313131" style:font-name="Menlo" fo:font-size="9.75pt" fo:letter-spacing="normal" fo:font-style="normal" fo:font-weight="normal"/>
    </style:style>
    <style:style style:name="P65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  <style:text-properties fo:font-variant="normal" fo:text-transform="none" fo:color="#313131" style:font-name="Menlo" fo:font-size="9.75pt" fo:letter-spacing="normal" fo:font-style="normal" fo:font-weight="normal" officeooo:paragraph-rsid="00212dac"/>
    </style:style>
    <style:style style:name="P66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  <style:text-properties fo:font-variant="normal" fo:text-transform="none" fo:color="#313131" style:font-name="Menlo" fo:font-size="9.75pt" fo:letter-spacing="normal" fo:font-style="normal" fo:font-weight="normal" officeooo:rsid="001b6bcc" officeooo:paragraph-rsid="001b6bcc"/>
    </style:style>
    <style:style style:name="P67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  <style:text-properties fo:font-variant="normal" fo:text-transform="none" fo:color="#313131" style:font-name="Menlo" fo:font-size="9.75pt" fo:letter-spacing="normal" fo:font-style="normal" fo:font-weight="normal" officeooo:rsid="00215d41" officeooo:paragraph-rsid="00215d41"/>
    </style:style>
    <style:style style:name="P68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  <style:text-properties fo:font-variant="normal" fo:text-transform="none" fo:color="#313131" style:font-name="Menlo" fo:font-size="9.75pt" fo:letter-spacing="normal" fo:font-style="normal" fo:font-weight="normal" officeooo:rsid="0026f8fa" officeooo:paragraph-rsid="0026f8fa"/>
    </style:style>
    <style:style style:name="P69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  <style:text-properties fo:font-variant="normal" fo:text-transform="none" fo:color="#313131" fo:letter-spacing="normal"/>
    </style:style>
    <style:style style:name="P70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  <style:text-properties fo:font-variant="normal" fo:text-transform="none" fo:color="#313131" fo:letter-spacing="normal" officeooo:paragraph-rsid="00215d41"/>
    </style:style>
    <style:style style:name="P71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  <style:text-properties fo:font-variant="normal" fo:text-transform="none" fo:color="#313131" fo:letter-spacing="normal" officeooo:paragraph-rsid="0026f8fa"/>
    </style:style>
    <style:style style:name="P72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  <style:text-properties fo:font-variant="normal" fo:text-transform="none" fo:color="#313131" fo:letter-spacing="normal" officeooo:rsid="00255ca7" officeooo:paragraph-rsid="0026f8fa"/>
    </style:style>
    <style:style style:name="P73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  <style:text-properties fo:font-variant="normal" fo:text-transform="none" fo:color="#880000" style:font-name="Menlo" fo:font-size="9.75pt" fo:letter-spacing="normal" fo:font-style="normal" fo:font-weight="normal"/>
    </style:style>
    <style:style style:name="P74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  <style:text-properties fo:font-variant="normal" fo:text-transform="none" fo:color="#000088" style:font-name="Menlo" fo:font-size="9.75pt" fo:letter-spacing="normal" fo:font-style="normal" fo:font-weight="normal"/>
    </style:style>
    <style:style style:name="P75" style:family="paragraph" style:parent-style-name="Preformatted_20_Text">
      <style:paragraph-properties fo:margin-top="0in" fo:margin-bottom="0in" loext:contextual-spacing="false" fo:orphans="2" fo:widows="2" fo:padding="0.052in" fo:border="0.06pt solid #d6d6d6"/>
      <style:text-properties fo:font-variant="normal" fo:text-transform="none" fo:color="#313131" style:font-name="Menlo" fo:font-size="9pt" fo:letter-spacing="normal" fo:font-style="normal" fo:font-weight="normal"/>
    </style:style>
    <style:style style:name="P76" style:family="paragraph" style:parent-style-name="Preformatted_20_Text">
      <style:paragraph-properties fo:margin-top="0in" fo:margin-bottom="0in" loext:contextual-spacing="false" fo:orphans="2" fo:widows="2" fo:padding="0.052in" fo:border="0.06pt solid #d6d6d6"/>
      <style:text-properties fo:font-variant="normal" fo:text-transform="none" fo:color="#313131" fo:letter-spacing="normal"/>
    </style:style>
    <style:style style:name="P77" style:family="paragraph" style:parent-style-name="Heading_20_2">
      <style:text-properties fo:font-variant="normal" fo:text-transform="none" fo:color="#121214" style:font-name="Verdana" fo:letter-spacing="-0.0102in" fo:font-style="normal" fo:font-weight="normal" officeooo:rsid="0016e084" officeooo:paragraph-rsid="0016e084" fo:background-color="#ffff00"/>
    </style:style>
    <style:style style:name="P78" style:family="paragraph" style:parent-style-name="Heading_20_2">
      <style:text-properties fo:font-variant="normal" fo:text-transform="none" fo:color="#121214" style:font-name="Verdana" fo:letter-spacing="-0.0102in" fo:font-style="normal" fo:font-weight="normal" officeooo:rsid="00196fb1" officeooo:paragraph-rsid="00196fb1" fo:background-color="#ffff00"/>
    </style:style>
    <style:style style:name="P79" style:family="paragraph" style:parent-style-name="Heading_20_2">
      <style:text-properties fo:font-variant="normal" fo:text-transform="none" fo:color="#121214" style:font-name="Verdana" fo:letter-spacing="-0.0102in" fo:font-style="normal" fo:font-weight="normal" officeooo:rsid="0027e69b" officeooo:paragraph-rsid="0027e69b" fo:background-color="#ffff00"/>
    </style:style>
    <style:style style:name="P80" style:family="paragraph" style:parent-style-name="Heading_20_2">
      <style:text-properties fo:font-variant="normal" fo:text-transform="none" fo:color="#121214" style:font-name="Verdana" fo:letter-spacing="-0.0102in" fo:font-style="normal" fo:font-weight="normal" officeooo:rsid="0021dfa0" officeooo:paragraph-rsid="0021dfa0"/>
    </style:style>
    <style:style style:name="P81" style:family="paragraph" style:parent-style-name="Heading_20_2">
      <style:text-properties fo:font-variant="normal" fo:text-transform="none" fo:color="#121214" style:font-name="Verdana" fo:font-size="11.25pt" fo:letter-spacing="-0.0102in" fo:font-style="normal" fo:font-weight="normal" officeooo:paragraph-rsid="001fe0c2"/>
    </style:style>
    <style:style style:name="P82" style:family="paragraph" style:parent-style-name="Heading_20_2">
      <style:text-properties officeooo:rsid="0021dfa0" officeooo:paragraph-rsid="0021dfa0" fo:background-color="#ffff00"/>
    </style:style>
    <style:style style:name="T1" style:family="text">
      <style:text-properties officeooo:rsid="000f94ff"/>
    </style:style>
    <style:style style:name="T2" style:family="text">
      <style:text-properties fo:font-variant="normal" fo:text-transform="none" fo:color="#313131" style:font-name="Menlo" fo:font-size="9.75pt" fo:letter-spacing="normal" fo:font-style="normal" fo:font-weight="normal"/>
    </style:style>
    <style:style style:name="T3" style:family="text">
      <style:text-properties fo:font-variant="normal" fo:text-transform="none" fo:color="#313131" style:font-name="Menlo" fo:font-size="9.75pt" fo:letter-spacing="normal" fo:font-style="normal" fo:font-weight="normal" officeooo:rsid="000f94ff"/>
    </style:style>
    <style:style style:name="T4" style:family="text">
      <style:text-properties fo:font-variant="normal" fo:text-transform="none" fo:color="#313131" style:font-name="Menlo" fo:font-size="9.75pt" fo:letter-spacing="normal" fo:font-style="normal" fo:font-weight="normal" officeooo:rsid="001169cc"/>
    </style:style>
    <style:style style:name="T5" style:family="text">
      <style:text-properties fo:font-variant="normal" fo:text-transform="none" fo:color="#313131" style:font-name="Menlo" fo:font-size="9.75pt" fo:letter-spacing="normal" fo:font-style="normal" fo:font-weight="normal" officeooo:rsid="0012fafa"/>
    </style:style>
    <style:style style:name="T6" style:family="text">
      <style:text-properties fo:font-variant="normal" fo:text-transform="none" fo:color="#313131" style:font-name="Menlo" fo:font-size="9.75pt" fo:letter-spacing="normal" fo:font-style="normal" fo:font-weight="normal" fo:background-color="#ff6600" loext:char-shading-value="0"/>
    </style:style>
    <style:style style:name="T7" style:family="text">
      <style:text-properties fo:font-variant="normal" fo:text-transform="none" fo:color="#313131" style:font-name="Menlo" fo:font-size="9.75pt" fo:letter-spacing="normal" fo:font-style="normal" fo:font-weight="normal" officeooo:rsid="0013979b" fo:background-color="#ff6600" loext:char-shading-value="0"/>
    </style:style>
    <style:style style:name="T8" style:family="text">
      <style:text-properties fo:font-variant="normal" fo:text-transform="none" fo:color="#313131" style:font-name="Menlo" fo:font-size="9.75pt" fo:letter-spacing="normal" fo:font-style="normal" fo:font-weight="normal" officeooo:rsid="0014994b" fo:background-color="#ff6600" loext:char-shading-value="0"/>
    </style:style>
    <style:style style:name="T9" style:family="text">
      <style:text-properties fo:font-variant="normal" fo:text-transform="none" fo:color="#313131" style:font-name="Menlo" fo:font-size="9.75pt" fo:letter-spacing="normal" fo:font-style="normal" fo:font-weight="normal" officeooo:rsid="0013979b"/>
    </style:style>
    <style:style style:name="T10" style:family="text">
      <style:text-properties fo:font-variant="normal" fo:text-transform="none" fo:color="#000088" style:font-name="Menlo" fo:font-size="9.75pt" fo:letter-spacing="normal" fo:font-style="normal" fo:font-weight="normal"/>
    </style:style>
    <style:style style:name="T11" style:family="text">
      <style:text-properties fo:font-variant="normal" fo:text-transform="none" fo:color="#121214" style:font-name="Verdana" fo:letter-spacing="-0.0102in" fo:font-style="normal"/>
    </style:style>
    <style:style style:name="T12" style:family="text">
      <style:text-properties fo:font-variant="normal" fo:text-transform="none" fo:color="#121214" style:font-name="Verdana" fo:letter-spacing="-0.0102in" fo:font-style="normal" fo:font-weight="normal"/>
    </style:style>
    <style:style style:name="T13" style:family="text">
      <style:text-properties fo:font-variant="normal" fo:text-transform="none" fo:color="#121214" style:font-name="Verdana" fo:letter-spacing="-0.0102in" fo:font-style="normal" fo:font-weight="normal" officeooo:rsid="00222c80"/>
    </style:style>
    <style:style style:name="T14" style:family="text">
      <style:text-properties fo:font-variant="normal" fo:text-transform="none" fo:color="#000000" style:font-name="Verdana" fo:font-size="11.25pt" fo:letter-spacing="normal" fo:font-style="normal"/>
    </style:style>
    <style:style style:name="T15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16" style:family="text">
      <style:text-properties fo:font-variant="normal" fo:text-transform="none" fo:color="#000000" style:font-name="Verdana" fo:font-size="11.25pt" fo:letter-spacing="normal" fo:font-style="normal" fo:font-weight="normal" officeooo:rsid="0026f8fa"/>
    </style:style>
    <style:style style:name="T17" style:family="text">
      <style:text-properties fo:font-variant="normal" fo:text-transform="none" fo:color="#000000" style:font-name="Verdana" fo:font-size="11.25pt" fo:letter-spacing="normal" fo:font-style="normal" fo:font-weight="normal" officeooo:rsid="0027368b"/>
    </style:style>
    <style:style style:name="T18" style:family="text">
      <style:text-properties fo:font-variant="normal" fo:text-transform="none" fo:color="#000000" style:font-name="Verdana" fo:font-size="11.25pt" fo:letter-spacing="normal" fo:font-style="normal" fo:font-weight="bold"/>
    </style:style>
    <style:style style:name="T19" style:family="text">
      <style:text-properties fo:font-variant="normal" fo:text-transform="none" fo:color="#000000" style:font-name="Verdana" fo:letter-spacing="normal" fo:font-style="normal"/>
    </style:style>
    <style:style style:name="T20" style:family="text">
      <style:text-properties fo:font-variant="normal" fo:text-transform="none" fo:color="#000000" style:font-name="Verdana" fo:letter-spacing="normal" fo:font-style="normal" fo:font-weight="normal"/>
    </style:style>
    <style:style style:name="T21" style:family="text">
      <style:text-properties fo:font-variant="normal" fo:text-transform="none" fo:color="#7f0055" style:font-name="Verdana" fo:font-size="11.25pt" fo:letter-spacing="normal" fo:font-style="normal" fo:font-weight="normal"/>
    </style:style>
    <style:style style:name="T22" style:family="text">
      <style:text-properties fo:font-variant="normal" fo:text-transform="none" fo:color="#666600" style:font-name="Verdana" fo:font-size="11.25pt" fo:letter-spacing="normal" fo:font-style="normal" fo:font-weight="normal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color="#000088"/>
    </style:style>
    <style:style style:name="T25" style:family="text">
      <style:text-properties fo:color="#000088" style:font-name="Menlo" fo:font-size="9.75pt" fo:font-style="normal" fo:font-weight="normal"/>
    </style:style>
    <style:style style:name="T26" style:family="text">
      <style:text-properties fo:color="#000088" style:font-name="Menlo" fo:font-size="9.75pt" fo:font-style="normal" fo:font-weight="normal" officeooo:rsid="00158de3"/>
    </style:style>
    <style:style style:name="T27" style:family="text">
      <style:text-properties fo:color="#000088" style:font-name="Menlo" fo:font-size="9.75pt" fo:letter-spacing="-0.0102in" fo:font-style="normal" fo:font-weight="normal"/>
    </style:style>
    <style:style style:name="T28" style:family="text">
      <style:text-properties fo:color="#000088" style:font-name="Verdana" fo:font-size="11.25pt"/>
    </style:style>
    <style:style style:name="T29" style:family="text">
      <style:text-properties fo:color="#008800"/>
    </style:style>
    <style:style style:name="T30" style:family="text">
      <style:text-properties fo:color="#008800" style:font-name="Menlo" fo:font-size="9.75pt" fo:font-style="normal" fo:font-weight="normal"/>
    </style:style>
    <style:style style:name="T31" style:family="text">
      <style:text-properties style:font-name="Menlo" fo:font-size="9pt" fo:font-style="normal" fo:font-weight="normal"/>
    </style:style>
    <style:style style:name="T32" style:family="text">
      <style:text-properties style:font-name="Menlo" fo:font-size="9.75pt" fo:font-style="normal" fo:font-weight="normal"/>
    </style:style>
    <style:style style:name="T33" style:family="text">
      <style:text-properties style:font-name="Menlo" fo:font-size="9.75pt" fo:font-style="normal" fo:font-weight="normal" officeooo:rsid="00158de3"/>
    </style:style>
    <style:style style:name="T34" style:family="text">
      <style:text-properties style:font-name="Menlo" fo:font-size="9.75pt" fo:font-style="normal" fo:font-weight="normal" officeooo:rsid="0016e084"/>
    </style:style>
    <style:style style:name="T35" style:family="text">
      <style:text-properties officeooo:rsid="00158de3"/>
    </style:style>
    <style:style style:name="T36" style:family="text">
      <style:text-properties fo:color="#666600"/>
    </style:style>
    <style:style style:name="T37" style:family="text">
      <style:text-properties fo:color="#666600" style:font-name="Menlo" fo:font-size="9.75pt" fo:font-style="normal" fo:font-weight="normal"/>
    </style:style>
    <style:style style:name="T38" style:family="text">
      <style:text-properties fo:color="#006666"/>
    </style:style>
    <style:style style:name="T39" style:family="text">
      <style:text-properties fo:color="#006666" style:font-name="Menlo" fo:font-size="9.75pt" fo:font-style="normal" fo:font-weight="normal"/>
    </style:style>
    <style:style style:name="T40" style:family="text">
      <style:text-properties fo:background-color="#ffff99" loext:char-shading-value="0"/>
    </style:style>
    <style:style style:name="T41" style:family="text">
      <style:text-properties officeooo:rsid="00166952" fo:background-color="#ffff99" loext:char-shading-value="0"/>
    </style:style>
    <style:style style:name="T42" style:family="text">
      <style:text-properties officeooo:rsid="0016e084" fo:background-color="#ffff99" loext:char-shading-value="0"/>
    </style:style>
    <style:style style:name="T43" style:family="text">
      <style:text-properties fo:color="#7f0055"/>
    </style:style>
    <style:style style:name="T44" style:family="text">
      <style:text-properties fo:color="#7f0055" style:font-name="Menlo" fo:font-size="9.75pt" fo:font-style="normal" fo:font-weight="normal"/>
    </style:style>
    <style:style style:name="T45" style:family="text">
      <style:text-properties fo:color="#7f0055" style:font-name="Menlo" fo:font-size="9.75pt" fo:font-style="normal" fo:font-weight="normal" officeooo:rsid="00158de3"/>
    </style:style>
    <style:style style:name="T46" style:family="text">
      <style:text-properties fo:color="#7f0055" style:font-name="Verdana" fo:font-size="11.25pt"/>
    </style:style>
    <style:style style:name="T47" style:family="text">
      <style:text-properties fo:color="#000000" style:font-name="Verdana" fo:font-size="11.25pt"/>
    </style:style>
    <style:style style:name="T48" style:family="text">
      <style:text-properties fo:color="#880000"/>
    </style:style>
    <style:style style:name="T49" style:family="text">
      <style:text-properties fo:color="#880000" style:font-name="Menlo" fo:font-size="9.75pt" fo:font-style="normal" fo:font-weight="normal"/>
    </style:style>
    <style:style style:name="T50" style:family="text">
      <style:text-properties officeooo:rsid="001e9519"/>
    </style:style>
    <style:style style:name="T51" style:family="text">
      <style:text-properties fo:font-style="italic"/>
    </style:style>
    <style:style style:name="T52" style:family="text">
      <style:text-properties fo:font-style="italic" officeooo:rsid="001e9519"/>
    </style:style>
    <style:style style:name="T53" style:family="text">
      <style:text-properties officeooo:rsid="001fe0c2"/>
    </style:style>
    <style:style style:name="T54" style:family="text">
      <style:text-properties officeooo:rsid="00212dac"/>
    </style:style>
    <style:style style:name="T55" style:family="text">
      <style:text-properties officeooo:rsid="00222c80"/>
    </style:style>
    <style:style style:name="T56" style:family="text">
      <style:text-properties officeooo:rsid="00255ca7"/>
    </style:style>
    <style:style style:name="T57" style:family="text">
      <style:text-properties fo:color="#121214" style:font-name="Verdana" fo:letter-spacing="-0.0102in" fo:font-style="normal" fo:font-weight="normal"/>
    </style:style>
    <style:style style:name="T58" style:family="text">
      <style:text-properties fo:color="#121214" style:font-name="Verdana" fo:letter-spacing="-0.0102in" fo:font-style="normal" fo:font-weight="normal" officeooo:rsid="0026f8fa"/>
    </style:style>
    <style:style style:name="T59" style:family="text">
      <style:text-properties fo:color="#121214" style:font-name="Menlo" fo:font-size="9.75pt" fo:letter-spacing="-0.0102in" fo:font-style="normal" fo:font-weight="normal"/>
    </style:style>
    <style:style style:name="T60" style:family="text">
      <style:text-properties fo:color="#121214" fo:letter-spacing="-0.0102in" officeooo:rsid="00222c80"/>
    </style:style>
    <style:style style:name="T61" style:family="text">
      <style:text-properties officeooo:rsid="00283b5b"/>
    </style:style>
    <style:style style:name="T62" style:family="text">
      <style:text-properties officeooo:rsid="0029750f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Tim hiểu cơ bản Ruby</text:p>
      <text:p text:style-name="P11">1 – Syntax</text:p>
      <text:p text:style-name="P11">- EOF: <text:s/>in <text:span text:style-name="T1">ra chuỗi giữ nguyên cấu trúc</text:span>.</text:p>
      <text:p text:style-name="P11">- BEGIN: vùng được chạy trước.</text:p>
      <text:p text:style-name="P11">- END: vùng chạy cuối.</text:p>
      <text:p text:style-name="P12">2- Class</text:p>
      <text:p text:style-name="P12">Cấu trúc:</text:p>
      <text:p text:style-name="P12"/>
      <text:p text:style-name="P1"><text:tab/><text:span text:style-name="T23">class Customer</text:span></text:p>
      <text:p text:style-name="P2"><text:tab/><text:tab/><text:tab/>/////</text:p>
      <text:p text:style-name="P2"/>
      <text:p text:style-name="P2"><text:tab/>end</text:p>
      <text:p text:style-name="P12">Hàm khởi tạo</text:p>
      <text:p text:style-name="P13"><text:span text:style-name="T1"><text:tab/>def </text:span><text:span text:style-name="T2">initialize</text:span><text:span text:style-name="T3">(tham so)</text:span></text:p>
      <text:p text:style-name="P24"><text:tab/>////</text:p>
      <text:p text:style-name="P24"><text:tab/>end</text:p>
      <text:p text:style-name="P24"/>
      <text:p text:style-name="P24">Khởi tạo đối tượng</text:p>
      <text:p text:style-name="P24"><text:tab/></text:p>
      <text:p text:style-name="P24"><text:tab/>tên=&lt;tên class&gt;.new(tham số)</text:p>
      <text:p text:style-name="P24">3 – Biến</text:p>
      <text:p text:style-name="P24"><text:tab/>Biến toàn cục: ký hiệu $</text:p>
      <text:p text:style-name="P24"><text:tab/>Biến <text:s/><text:span text:style-name="T62">thường</text:span>: ký hiệu @</text:p>
      <text:p text:style-name="P24"><text:tab/>Biến static; ký hiệu @@</text:p>
      <text:p text:style-name="P12"><text:span text:style-name="T2"><text:tab/></text:span><text:span text:style-name="T4">Hằng số: ký hiệu viết bằng chữ in vd: ASD</text:span></text:p>
      <text:p text:style-name="P25">4 - Toán tử</text:p>
      <text:p text:style-name="P25">- **=: ví dụ a**=5 =&gt; a=a^5</text:p>
      <text:p text:style-name="P25">- a,b=5,6 =&gt; a=5,b=6</text:p>
      <text:p text:style-name="P25">- ..: ví dụ 0..5 chạy từ 0 tới 5</text:p>
      <text:p text:style-name="P25">- …: ví dụ 0...5 chạy từ 0 tới nhỏ hơn 5</text:p>
      <text:p text:style-name="P14"><text:span text:style-name="T4">- </text:span><text:span text:style-name="T2">initialize</text:span></text:p>
      <text:p text:style-name="P14"><text:span text:style-name="T4">- </text:span><text:span text:style-name="T2">defined</text:span><text:span text:style-name="T4">? &lt;giá trị&gt;: trả về tính chất của giá trị( hàm, biến cục bộ, toàn cục, undefined,..)</text:span></text:p>
      <text:p text:style-name="P14"><text:span text:style-name="T4"><text:s/>- :: :</text:span><text:span text:style-name="T5">?</text:span></text:p>
      <text:p text:style-name="P26">5 – IF- Else</text:p>
      <text:p text:style-name="P26">-&lt;thực thi khi điều kiện đúng&gt; if &lt;điều kiện&gt;</text:p>
      <text:p text:style-name="P26">-&lt;thực thi khi điều kiện s&gt; unless &lt;điều kiện&gt;</text:p>
      <text:p text:style-name="P26"/>
      <text:p text:style-name="P26">-Case(giống switch case)</text:p>
      <text:p text:style-name="P26"><text:tab/></text:p>
      <text:p text:style-name="P26"><text:tab/>Case &lt;điều kiện&gt;</text:p>
      <text:p text:style-name="P26"><text:tab/>when &lt;giá trị điều kiện 1&gt;</text:p>
      <text:p text:style-name="P26"><text:tab/><text:tab/>xử lý</text:p>
      <text:p text:style-name="P26"><text:tab/>when &lt;giá trị điều kiện 2&gt;</text:p>
      <text:p text:style-name="P26"><text:tab/><text:tab/>xử lý</text:p>
      <text:p text:style-name="P26"><text:tab/>else</text:p>
      <text:p text:style-name="P26"><text:tab/><text:tab/>xử lý ngoại lệ</text:p>
      <text:p text:style-name="P26"><text:tab/>end</text:p>
      <text:p text:style-name="P26">6 - Vòng lặp</text:p>
      <text:p text:style-name="P26">- While</text:p>
      <text:p text:style-name="P26"><text:tab/>while &lt;điều kiện lặp&gt; do</text:p>
      <text:p text:style-name="P26"><text:tab/><text:tab/>xử lý</text:p>
      <text:p text:style-name="P26"><text:tab/>end</text:p>
      <text:p text:style-name="P26">- Do While</text:p>
      <text:p text:style-name="P26"><text:tab/>begin</text:p>
      <text:p text:style-name="P26"><text:tab/><text:tab/>xử lý</text:p>
      <text:p text:style-name="P26"><text:tab/>end <text:s/>while &lt;điều kiện lặp&gt;</text:p>
      <text:p text:style-name="P26">- until: thực thi khi điều kiện sai (có 2 loại giống while và do while)</text:p>
      <text:p text:style-name="P26"/>
      <text:p text:style-name="P26"/>
      <text:p text:style-name="P26"/>
      <text:p text:style-name="P26"/>
      <text:p text:style-name="P26"><text:soft-page-break/>- For</text:p>
      <text:p text:style-name="P26"><text:tab/>for i in &lt;khoảng chạy&gt;(ví dụ 0..5) chạy từ 0 đến 5</text:p>
      <text:p text:style-name="P26"><text:tab/><text:tab/>xử lý</text:p>
      <text:p text:style-name="P26"><text:tab/>end</text:p>
      <text:p text:style-name="P26">- Each</text:p>
      <text:p text:style-name="P26"><text:tab/>&lt;khoảng chạy&gt; each do |i|</text:p>
      <text:p text:style-name="P26"><text:tab/><text:tab/>xử lý</text:p>
      <text:p text:style-name="P26"><text:tab/>end</text:p>
      <text:p text:style-name="P15"><text:span text:style-name="T2">- </text:span><text:span text:style-name="T6">For và Each khác nhau ????</text:span></text:p>
      <text:p text:style-name="P26"><text:tab/>Each sử dụng <text:span text:style-name="T61">biến cục bộ, for sử dụng biến toàn cục</text:span></text:p>
      <text:p text:style-name="P26">- Break: đừng</text:p>
      <text:p text:style-name="P26">- Next: bỏ qua</text:p>
      <text:p text:style-name="P26">- Redo: quay lại</text:p>
      <text:p text:style-name="P37"><text:span text:style-name="T2">- </text:span><text:span text:style-name="T9">Retry: làm lại</text:span></text:p>
      <text:p text:style-name="P27">7 – Hàm</text:p>
      <text:p text:style-name="P27">- Gọi hàm không thêm giá trị</text:p>
      <text:p text:style-name="P27"/>
      <text:p text:style-name="P49"><text:tab/>def method_name (var1 = value1, var2 = value2)</text:p>
      <text:p text:style-name="P49"><text:tab/><text:tab/>xử lý</text:p>
      <text:p text:style-name="P49"><text:tab/>end</text:p>
      <text:p text:style-name="P16"><text:s text:c="2"/>Sẽ dùng giá trị gán mặc định(thuộc tính= giá trị 1, thuộc tính = giá trị 2,…)</text:p>
      <text:p text:style-name="P16">- <text:span text:style-name="T35">Gọi hàm không trả về, hàm sẽ trả về câu lệnh cuối cùng.</text:span></text:p>
      <text:p text:style-name="P16"/>
      <text:p text:style-name="P16"><text:s text:c="2"/><text:span text:style-name="T35">Ví dụ</text:span></text:p>
      <text:p text:style-name="P17"><text:tab/><text:span text:style-name="T35">def test(a,b,c)</text:span></text:p>
      <text:p text:style-name="P18"><text:tab/> <text:s text:c="2"/>i = a</text:p>
      <text:p text:style-name="P18"><text:tab/> <text:s text:c="2"/>j = b</text:p>
      <text:p text:style-name="P18"><text:tab/> <text:s text:c="2"/>k = c</text:p>
      <text:p text:style-name="P18"><text:tab/> <text:s text:c="2"/>puts("eeeeeeeee");</text:p>
      <text:p text:style-name="P18"><text:tab/>end</text:p>
      <text:p text:style-name="P18"><text:tab/>test(1,2,3)</text:p>
      <text:p text:style-name="P18">Kết quả: eeeeeeee</text:p>
      <text:p text:style-name="P18">- Return nhiều giá trị: hàm trả về 1 mảng</text:p>
      <text:p text:style-name="P18">Ví dụ</text:p>
      <text:p text:style-name="P19"><text:span text:style-name="T35"><text:tab/></text:span><text:span text:style-name="T10">def</text:span><text:span text:style-name="T2"> test</text:span></text:p>
      <text:p text:style-name="P5"><text:s text:c="3"/><text:span text:style-name="T32">i </text:span><text:span text:style-name="T37">=</text:span><text:span text:style-name="T32"> </text:span><text:span text:style-name="T39">100</text:span></text:p>
      <text:p text:style-name="P5"><text:s text:c="3"/><text:span text:style-name="T32">j </text:span><text:span text:style-name="T37">=</text:span><text:span text:style-name="T32"> </text:span><text:span text:style-name="T39">200</text:span></text:p>
      <text:p text:style-name="P5"><text:s text:c="3"/><text:span text:style-name="T32">k </text:span><text:span text:style-name="T37">=</text:span><text:span text:style-name="T32"> </text:span><text:span text:style-name="T39">300</text:span></text:p>
      <text:p text:style-name="P8"><text:span text:style-name="T24">return</text:span> i<text:span text:style-name="T36">,</text:span> j<text:span text:style-name="T36">,</text:span> k</text:p>
      <text:p text:style-name="P9">end</text:p>
      <text:p text:style-name="P18">kết quả: [100,200,300]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-<text:span text:style-name="T40"> </text:span><text:span text:style-name="T41">Khai báo hàm động</text:span></text:p>
      <text:p text:style-name="P20">Ví dụ</text:p>
      <text:p text:style-name="P20"><text:soft-page-break/><text:tab/></text:p>
      <text:p text:style-name="P6"><text:span text:style-name="T25">def</text:span><text:span text:style-name="T32"> sample </text:span><text:span text:style-name="T37">(*</text:span><text:span text:style-name="T32">test</text:span><text:span text:style-name="T37">)</text:span></text:p>
      <text:p text:style-name="P6"><text:span text:style-name="T32"><text:s text:c="5"/>puts </text:span><text:span text:style-name="T30">"The number of parameters is #{test.length}"</text:span></text:p>
      <text:p text:style-name="P5"><text:s text:c="3"/><text:span text:style-name="T25">for</text:span><text:span text:style-name="T32"> i </text:span><text:span text:style-name="T25">in</text:span><text:span text:style-name="T32"> </text:span><text:span text:style-name="T39">0.</text:span><text:span text:style-name="T37">..</text:span><text:span text:style-name="T32">test</text:span><text:span text:style-name="T37">.</text:span><text:span text:style-name="T32">length</text:span></text:p>
      <text:p text:style-name="P5"><text:s text:c="6"/><text:span text:style-name="T32">puts </text:span><text:span text:style-name="T30">"The parameters are #{test[i]}"</text:span></text:p>
      <text:p text:style-name="P5"><text:s text:c="3"/><text:span text:style-name="T25">end</text:span></text:p>
      <text:p text:style-name="P9">end</text:p>
      <text:p text:style-name="P8">sample <text:span text:style-name="T29">"Zara"</text:span><text:span text:style-name="T36">,</text:span> <text:span text:style-name="T29">"6"</text:span><text:span text:style-name="T36">,</text:span> <text:span text:style-name="T29">"F"</text:span></text:p>
      <text:p text:style-name="P8">sample <text:span text:style-name="T29">"Mac"</text:span><text:span text:style-name="T36">,</text:span> <text:span text:style-name="T29">"36"</text:span><text:span text:style-name="T36">,</text:span> <text:span text:style-name="T29">"M"</text:span><text:span text:style-name="T36">,</text:span> <text:span text:style-name="T29">"MCA"</text:span></text:p>
      <text:p text:style-name="P20">Kết quả</text:p>
      <text:p text:style-name="P4">The number of parameters is 3</text:p>
      <text:p text:style-name="P3">The parameters are Zara</text:p>
      <text:p text:style-name="P3">The parameters are 6</text:p>
      <text:p text:style-name="P3">The parameters are F</text:p>
      <text:p text:style-name="P3">The number of parameters is 4</text:p>
      <text:p text:style-name="P3">The parameters are Mac</text:p>
      <text:p text:style-name="P3">The parameters are 36</text:p>
      <text:p text:style-name="P3">The parameters are M</text:p>
      <text:p text:style-name="P3">The parameters are MCA</text:p>
      <text:p text:style-name="P20"/>
      <text:p text:style-name="P18"><text:tab/></text:p>
      <text:p text:style-name="P18">- <text:span text:style-name="T42">Gọi hàm từ class trực tiếp qua tên class</text:span></text:p>
      <text:p text:style-name="P56"/>
      <text:p text:style-name="P7"><text:span text:style-name="T26">class</text:span><text:span text:style-name="T33"> </text:span><text:span text:style-name="T45">Accounts</text:span></text:p>
      <text:p text:style-name="P7"><text:span text:style-name="T25"><text:s text:c="6"/>def</text:span><text:span text:style-name="T32"> reading_charge</text:span><text:span text:style-name="T34"> (gọi thông qua đối tượng khởi tạo)</text:span></text:p>
      <text:p text:style-name="P5"><text:s text:c="3"/><text:span text:style-name="T25">end</text:span></text:p>
      <text:p text:style-name="P5"><text:s text:c="3"/><text:span text:style-name="T25">def</text:span><text:span text:style-name="T32"> </text:span><text:span text:style-name="T44">Accounts</text:span><text:span text:style-name="T37">.</text:span><text:span text:style-name="T32">return_date </text:span><text:span text:style-name="T34">(gọi trực tiếp qua tên class)</text:span></text:p>
      <text:p text:style-name="P5"><text:span text:style-name="T32"><text:tab/></text:span><text:span text:style-name="T34">Xử lý</text:span></text:p>
      <text:p text:style-name="P5"><text:s text:c="3"/><text:span text:style-name="T25">end</text:span></text:p>
      <text:p text:style-name="P9">end</text:p>
      <text:p text:style-name="P18"/>
      <text:p text:style-name="P18"/>
      <text:p text:style-name="P18"/>
      <text:h text:style-name="P10" text:outline-level="2">Ruby alias Statement</text:h>
      <text:p text:style-name="P21">8 – String</text:p>
      <text:h text:style-name="P77" text:outline-level="2">String unpack Directives</text:h>
      <text:p text:style-name="P21"/>
      <text:p text:style-name="P21"/>
      <text:p text:style-name="P30"><text:soft-page-break/>9 – Array</text:p>
      <text:p text:style-name="P57">Tạo mảng có giá trị giống nhau</text:p>
      <text:p text:style-name="P63"/>
      <text:p text:style-name="P8">names <text:span text:style-name="T36">=</text:span> <text:span text:style-name="T43">Array</text:span><text:span text:style-name="T36">.</text:span><text:span text:style-name="T24">new</text:span><text:span text:style-name="T36">(</text:span><text:span text:style-name="T38">4</text:span><text:span text:style-name="T36">,</text:span> <text:span text:style-name="T29">"mac"</text:span><text:span text:style-name="T36">)</text:span></text:p>
      <text:p text:style-name="P8">puts <text:span text:style-name="T29">"#{names}"</text:span></text:p>
      <text:p text:style-name="P47">This will produce the following result −</text:p>
      <text:p text:style-name="P62">["mac", "mac", "mac", "mac"]</text:p>
      <text:p text:style-name="P30"/>
      <text:p text:style-name="P30">Tạo mảng có giá trị tăng</text:p>
      <text:p text:style-name="P63"/>
      <text:p text:style-name="P8">nums <text:span text:style-name="T36">=</text:span> <text:span text:style-name="T43">Array</text:span><text:span text:style-name="T36">.</text:span><text:span text:style-name="T24">new</text:span><text:span text:style-name="T36">(</text:span><text:span text:style-name="T38">10</text:span><text:span text:style-name="T36">)</text:span> <text:span text:style-name="T36">{</text:span> <text:span text:style-name="T36">|</text:span>e<text:span text:style-name="T36">|</text:span> e <text:span text:style-name="T36">=</text:span> e <text:span text:style-name="T36">*</text:span> <text:span text:style-name="T38">2</text:span> <text:span text:style-name="T36">}</text:span></text:p>
      <text:p text:style-name="P8">puts <text:span text:style-name="T29">"#{nums}"</text:span></text:p>
      <text:p text:style-name="P47">This will produce the following result −</text:p>
      <text:p text:style-name="P62">[0, 2, 4, 6, 8, 10, 12, 14, 16, 18]</text:p>
      <text:p text:style-name="P30"/>
      <text:p text:style-name="P58">Tạo mảng theo khoảng</text:p>
      <text:p text:style-name="P63"/>
      <text:p text:style-name="P8">digits <text:span text:style-name="T36">=</text:span> <text:span text:style-name="T43">Array</text:span><text:span text:style-name="T36">(</text:span><text:span text:style-name="T38">0.</text:span><text:span text:style-name="T36">.</text:span><text:span text:style-name="T38">9</text:span><text:span text:style-name="T36">)</text:span></text:p>
      <text:p text:style-name="P8">puts <text:span text:style-name="T29">"#{digits}"</text:span></text:p>
      <text:p text:style-name="P47">This will produce the following result −</text:p>
      <text:p text:style-name="P62">[0, 1, 2, 3, 4, 5, 6, 7, 8, 9]</text:p>
      <text:h text:style-name="P78" text:outline-level="2">Array pack Directives</text:h>
      <text:p text:style-name="P30"/>
      <text:p text:style-name="P31">10 – Hash</text:p>
      <text:p text:style-name="P31">Lấy giá trị không tồn tại sẽ trả về giá trị mặc định.</text:p>
      <text:p text:style-name="P60"/>
      <text:p text:style-name="P8">months <text:span text:style-name="T36">=</text:span> <text:span text:style-name="T43">Hash</text:span><text:span text:style-name="T36">.</text:span><text:span text:style-name="T24">new</text:span><text:span text:style-name="T36">(</text:span> <text:span text:style-name="T29">"month"</text:span> <text:span text:style-name="T36">)</text:span></text:p>
      <text:p text:style-name="P63"/>
      <text:p text:style-name="P8">puts <text:span text:style-name="T29">"#{months[0]}"</text:span></text:p>
      <text:p text:style-name="P8">puts <text:span text:style-name="T29">"#{months[72]}"</text:span></text:p>
      <text:p text:style-name="P47">This will produce the following result −</text:p>
      <text:p text:style-name="P62">month</text:p>
      <text:p text:style-name="P3">month</text:p>
      <text:p text:style-name="P31"/>
      <text:p text:style-name="P32"><text:soft-page-break/>Lấy giá trị của khóa</text:p>
      <text:p text:style-name="P61"/>
      <text:p text:style-name="P8">H <text:span text:style-name="T36">=</text:span> <text:span text:style-name="T43">Hash</text:span><text:span text:style-name="T36">[</text:span><text:span text:style-name="T29">"a"</text:span> <text:span text:style-name="T36">=&gt;</text:span> <text:span text:style-name="T38">100</text:span><text:span text:style-name="T36">,</text:span> <text:span text:style-name="T29">"b"</text:span> <text:span text:style-name="T36">=&gt;</text:span> <text:span text:style-name="T38">200</text:span><text:span text:style-name="T36">]</text:span></text:p>
      <text:p text:style-name="P63"/>
      <text:p text:style-name="P8">puts <text:span text:style-name="T29">"#{H['a']}"</text:span></text:p>
      <text:p text:style-name="P8">puts <text:span text:style-name="T29">"#{H['b']}"</text:span></text:p>
      <text:p text:style-name="P47">This will produce the following result −</text:p>
      <text:p text:style-name="P62">100</text:p>
      <text:p text:style-name="P3">200</text:p>
      <text:p text:style-name="P32"><text:tab/></text:p>
      <text:p text:style-name="P33">Lấy key</text:p>
      <text:p text:style-name="P33">&lt;tên hash&gt;.keys</text:p>
      <text:p text:style-name="P33">11 – Date and time </text:p>
      <text:p text:style-name="P33"/>
      <text:p text:style-name="P50"><text:span text:style-name="T24"/></text:p>
      <text:p text:style-name="P63"/>
      <text:p text:style-name="P66">time <text:span text:style-name="T36">=</text:span> <text:span text:style-name="T43">Time</text:span><text:span text:style-name="T36">.</text:span><text:span text:style-name="T24">new</text:span></text:p>
      <text:p text:style-name="P8">puts <text:span text:style-name="T29">"Current Time : "</text:span> <text:span text:style-name="T36">+</text:span> time<text:span text:style-name="T36">.</text:span>inspect</text:p>
      <text:p text:style-name="P8">puts time<text:span text:style-name="T36">.</text:span>year <text:s text:c="3"/><text:span text:style-name="T48"># =&gt; Year of the date </text:span></text:p>
      <text:p text:style-name="P8">puts time<text:span text:style-name="T36">.</text:span>month <text:s text:c="2"/><text:span text:style-name="T48"># =&gt; Month of the date (1 to 12)</text:span></text:p>
      <text:p text:style-name="P8">puts time<text:span text:style-name="T36">.</text:span>day <text:s text:c="4"/><text:span text:style-name="T48"># =&gt; Day of the date (1 to 31 )</text:span></text:p>
      <text:p text:style-name="P8">puts time<text:span text:style-name="T36">.</text:span>wday <text:s text:c="3"/><text:span text:style-name="T48"># =&gt; 0: Day of week: 0 is Sunday</text:span></text:p>
      <text:p text:style-name="P8">puts time<text:span text:style-name="T36">.</text:span>yday <text:s text:c="3"/><text:span text:style-name="T48"># =&gt; 365: Day of year</text:span></text:p>
      <text:p text:style-name="P8">puts time<text:span text:style-name="T36">.</text:span>hour <text:s text:c="3"/><text:span text:style-name="T48"># =&gt; 23: 24-hour clock</text:span></text:p>
      <text:p text:style-name="P8">puts time<text:span text:style-name="T36">.</text:span>min <text:s text:c="4"/><text:span text:style-name="T48"># =&gt; 59</text:span></text:p>
      <text:p text:style-name="P8">puts time<text:span text:style-name="T36">.</text:span>sec <text:s text:c="4"/><text:span text:style-name="T48"># =&gt; 59</text:span></text:p>
      <text:p text:style-name="P8">puts time<text:span text:style-name="T36">.</text:span>usec <text:s text:c="3"/><text:span text:style-name="T48"># =&gt; 999999: microseconds</text:span></text:p>
      <text:p text:style-name="P8">puts time<text:span text:style-name="T36">.</text:span>zone <text:s text:c="3"/><text:span text:style-name="T48"># =&gt; "UTC": timezone name</text:span></text:p>
      <text:p text:style-name="P34">12 – Modules</text:p>
      <text:p text:style-name="P38"><text:span text:style-name="T50">- Các mô-đun cung cấp một </text:span><text:span text:style-name="T52">không gian tên</text:span><text:span text:style-name="T50"> và ngăn chặn xung đột tên.</text:span></text:p>
      <text:p text:style-name="P38">- Các mô-đun thực hiện các cơ sở <text:span text:style-name="T51">mixin</text:span> .<text:span text:style-name="T53">(kế thừa).</text:span></text:p>
      <text:h text:style-name="P81" text:outline-level="2"><text:tab/>Syntax</text:h>
      <text:p text:style-name="P62">module Identifier</text:p>
      <text:p text:style-name="P76"><text:s text:c="3"/><text:span text:style-name="T31">statement1</text:span></text:p>
      <text:p text:style-name="P76"><text:s text:c="3"/><text:span text:style-name="T31">statement2</text:span></text:p>
      <text:p text:style-name="P76"><text:s text:c="3"/><text:span text:style-name="T31">...........</text:span></text:p>
      <text:p text:style-name="P3">end</text:p>
      <text:h text:style-name="P81" text:outline-level="2"><text:soft-page-break/><text:span text:style-name="T54">Re</text:span>quire <text:span text:style-name="T54">và Include</text:span></text:h>
      <text:p text:style-name="P51"><text:span text:style-name="T29"/></text:p>
      <text:p text:style-name="P65"><text:span text:style-name="T24">$LOAD_PATH </text:span><text:span text:style-name="T36">&lt;&lt;</text:span><text:span text:style-name="T24"> </text:span><text:span text:style-name="T29">'.'</text:span></text:p>
      <text:p text:style-name="P8"><text:span text:style-name="T24">require</text:span> <text:span text:style-name="T29">"support"</text:span></text:p>
      <text:p text:style-name="P63"/>
      <text:p text:style-name="P8"><text:span text:style-name="T24">class</text:span> <text:span text:style-name="T43">Decade</text:span></text:p>
      <text:p text:style-name="P8">include <text:span text:style-name="T43">Week</text:span></text:p>
      <text:p text:style-name="P5"><text:s text:c="3"/><text:span text:style-name="T32">no_of_yrs </text:span><text:span text:style-name="T37">=</text:span><text:span text:style-name="T32"> </text:span><text:span text:style-name="T39">10</text:span></text:p>
      <text:p text:style-name="P5"><text:s text:c="3"/><text:span text:style-name="T25">def</text:span><text:span text:style-name="T32"> no_of_months</text:span></text:p>
      <text:p text:style-name="P5"><text:s text:c="6"/><text:span text:style-name="T32">puts </text:span><text:span text:style-name="T44">Week</text:span><text:span text:style-name="T37">::</text:span><text:span text:style-name="T32">FIRST_DAY</text:span></text:p>
      <text:p text:style-name="P5"><text:s text:c="6"/><text:span text:style-name="T32">number </text:span><text:span text:style-name="T37">=</text:span><text:span text:style-name="T32"> </text:span><text:span text:style-name="T39">10</text:span><text:span text:style-name="T37">*</text:span><text:span text:style-name="T39">12</text:span></text:p>
      <text:p text:style-name="P5"><text:s text:c="6"/><text:span text:style-name="T32">puts number</text:span></text:p>
      <text:p text:style-name="P5"><text:s text:c="3"/><text:span text:style-name="T25">end</text:span></text:p>
      <text:p text:style-name="P9">end</text:p>
      <text:p text:style-name="P8">d1 <text:span text:style-name="T36">=</text:span> <text:span text:style-name="T43">Decade</text:span><text:span text:style-name="T36">.</text:span><text:span text:style-name="T24">new</text:span></text:p>
      <text:p text:style-name="P8">puts <text:span text:style-name="T43">Week</text:span><text:span text:style-name="T36">::</text:span>FIRST_DAY</text:p>
      <text:p text:style-name="P8"><text:span text:style-name="T43">Week</text:span><text:span text:style-name="T36">.</text:span>weeks_in_month</text:p>
      <text:p text:style-name="P8"><text:span text:style-name="T43">Week</text:span><text:span text:style-name="T36">.</text:span>weeks_in_year</text:p>
      <text:p text:style-name="P8">d1<text:span text:style-name="T36">.</text:span>no_of_months</text:p>
      <text:p text:style-name="P38"/>
      <text:p text:style-name="P35">Mixins</text:p>
      <text:p text:style-name="P52"/>
      <text:p text:style-name="P67"><text:span text:style-name="T24">module</text:span> A</text:p>
      <text:p text:style-name="P70"><text:s text:c="3"/><text:span text:style-name="T25">def</text:span><text:span text:style-name="T32"> a1</text:span></text:p>
      <text:p text:style-name="P5"><text:s text:c="3"/><text:span text:style-name="T25">end</text:span></text:p>
      <text:p text:style-name="P5"><text:s text:c="3"/><text:span text:style-name="T25">def</text:span><text:span text:style-name="T32"> a2</text:span></text:p>
      <text:p text:style-name="P5"><text:s text:c="3"/><text:span text:style-name="T25">end</text:span></text:p>
      <text:p text:style-name="P9">end</text:p>
      <text:p text:style-name="P8"><text:span text:style-name="T24">module</text:span> B</text:p>
      <text:p text:style-name="P5"><text:s text:c="3"/><text:span text:style-name="T25">def</text:span><text:span text:style-name="T32"> b1</text:span></text:p>
      <text:p text:style-name="P5"><text:s text:c="3"/><text:span text:style-name="T25">end</text:span></text:p>
      <text:p text:style-name="P5"><text:soft-page-break/><text:s text:c="3"/><text:span text:style-name="T25">def</text:span><text:span text:style-name="T32"> b2</text:span></text:p>
      <text:p text:style-name="P5"><text:s text:c="3"/><text:span text:style-name="T25">end</text:span></text:p>
      <text:p text:style-name="P9">end</text:p>
      <text:p text:style-name="P63"/>
      <text:p text:style-name="P8"><text:span text:style-name="T24">class</text:span> <text:span text:style-name="T43">Sample</text:span></text:p>
      <text:p text:style-name="P8">include A</text:p>
      <text:p text:style-name="P8">include B</text:p>
      <text:p text:style-name="P5"><text:s text:c="3"/><text:span text:style-name="T25">def</text:span><text:span text:style-name="T32"> s1</text:span></text:p>
      <text:p text:style-name="P5"><text:s text:c="3"/><text:span text:style-name="T25">end</text:span></text:p>
      <text:p text:style-name="P9">end</text:p>
      <text:p text:style-name="P63"/>
      <text:p text:style-name="P8">samp <text:span text:style-name="T36">=</text:span> <text:span text:style-name="T43">Sample</text:span><text:span text:style-name="T36">.</text:span><text:span text:style-name="T24">new</text:span></text:p>
      <text:p text:style-name="P8">samp<text:span text:style-name="T36">.</text:span>a1</text:p>
      <text:p text:style-name="P8">samp<text:span text:style-name="T36">.</text:span>a2</text:p>
      <text:p text:style-name="P8">samp<text:span text:style-name="T36">.</text:span>b1</text:p>
      <text:p text:style-name="P8">samp<text:span text:style-name="T36">.</text:span>b2</text:p>
      <text:p text:style-name="P8">samp<text:span text:style-name="T36">.</text:span>s1</text:p>
      <text:p text:style-name="P35"/>
      <text:p text:style-name="P36"><text:span text:style-name="T56">13 - </text:span>Exceptions</text:p>
      <text:h text:style-name="P80" text:outline-level="2">Syntax</text:h>
      <text:p text:style-name="P62">begin <text:s/></text:p>
      <text:p text:style-name="P3"># - <text:s/></text:p>
      <text:p text:style-name="P3">rescue OneTypeOfException <text:s/></text:p>
      <text:p text:style-name="P3"># - <text:s/></text:p>
      <text:p text:style-name="P3">rescue AnotherTypeOfException <text:s/></text:p>
      <text:p text:style-name="P3"># - <text:s/></text:p>
      <text:p text:style-name="P3">else <text:s/></text:p>
      <text:p text:style-name="P3"># Other exceptions</text:p>
      <text:p text:style-name="P3">ensure</text:p>
      <text:p text:style-name="P3"># Always will be executed</text:p>
      <text:p text:style-name="P3">end</text:p>
      <text:p text:style-name="P36"/>
      <text:p text:style-name="P36">rescue( thực hiện khi xảy ra lỗi)</text:p>
      <text:p text:style-name="P36">else ( thực hiện khi không xảy ra lỗi</text:p>
      <text:p text:style-name="P36">ensure (luôn thực hiện)</text:p>
      <text:p text:style-name="P36">raise(tạo sự kiện lỗi để chuyển sang rescue)</text:p>
      <text:p text:style-name="P36">retry( gọi tai rescue khi sửa lỗi để chạy lại)</text:p>
      <text:h text:style-name="P82" text:outline-level="2"><text:soft-page-break/><text:span text:style-name="T12">Catch and Throw: </text:span><text:span text:style-name="T13">thoát khỏi hàm đang chạy</text:span></text:h>
      <text:h text:style-name="P79" text:outline-level="2"><text:span text:style-name="T55">Class Exception</text:span></text:h>
      <text:p text:style-name="P46"><text:span text:style-name="T13"/></text:p>
      <text:p text:style-name="P39"><text:span text:style-name="T60">ScriptError và StandardError </text:span></text:p>
      <text:p text:style-name="P40"><text:span text:style-name="T13">1</text:span><text:span text:style-name="T12">4 - Hướng đối tượng</text:span></text:p>
      <text:p text:style-name="P55"><text:span text:style-name="T57"><text:s/></text:span><text:span text:style-name="T58">Get-Set </text:span></text:p>
      <text:p text:style-name="P72"><text:span text:style-name="T27"><text:tab/>def</text:span><text:span text:style-name="T59"> getHeight</text:span></text:p>
      <text:p text:style-name="P71"><text:s text:c="6"/><text:span text:style-name="T39">@height</text:span></text:p>
      <text:p text:style-name="P5"><text:s text:c="3"/><text:span text:style-name="T25">end</text:span></text:p>
      <text:p text:style-name="P63"/>
      <text:p text:style-name="P5"><text:s text:c="3"/><text:span text:style-name="T49"># setter methods</text:span></text:p>
      <text:p text:style-name="P5"><text:s text:c="3"/><text:span text:style-name="T25">def</text:span><text:span text:style-name="T32"> setWidth</text:span><text:span text:style-name="T37">=(</text:span><text:span text:style-name="T32">value</text:span><text:span text:style-name="T37">)</text:span></text:p>
      <text:p text:style-name="P5"><text:s text:c="6"/><text:span text:style-name="T39">@width</text:span><text:span text:style-name="T32"> </text:span><text:span text:style-name="T37">=</text:span><text:span text:style-name="T32"> value</text:span></text:p>
      <text:p text:style-name="P5"><text:s text:c="3"/><text:span text:style-name="T25">end</text:span></text:p>
      <text:p text:style-name="P42"><text:span text:style-name="T11">Self</text:span></text:p>
      <text:p text:style-name="P40"><text:span text:style-name="T16">P</text:span><text:span text:style-name="T15">hương thức lớp được định nghĩa bằng </text:span><text:span text:style-name="T18">def self.methodname ()</text:span><text:span text:style-name="T20"> </text:span><text:span text:style-name="T15">, kết thúc bằng dấu phân cách kết thúc và sẽ được gọi bằng tên lớp là </text:span><text:span text:style-name="T18">classname.methodname</text:span><text:span text:style-name="T20"> </text:span><text:span text:style-name="T15">như trong ví dụ sau -</text:span></text:p>
      <text:p text:style-name="P53"><text:span text:style-name="T28">class</text:span><text:span text:style-name="T47"> </text:span><text:span text:style-name="T46">Box</text:span></text:p>
      <text:p text:style-name="P5"><text:s text:c="3"/><text:span text:style-name="T49"># Initialize our class variables</text:span></text:p>
      <text:p text:style-name="P5"><text:s text:c="3"/><text:span text:style-name="T37">@</text:span><text:span text:style-name="T39">@count</text:span><text:span text:style-name="T32"> </text:span><text:span text:style-name="T37">=</text:span><text:span text:style-name="T32"> </text:span><text:span text:style-name="T39">0</text:span></text:p>
      <text:p text:style-name="P5"><text:s text:c="3"/><text:span text:style-name="T25">def</text:span><text:span text:style-name="T32"> initialize</text:span><text:span text:style-name="T37">(</text:span><text:span text:style-name="T32">w</text:span><text:span text:style-name="T37">,</text:span><text:span text:style-name="T32">h</text:span><text:span text:style-name="T37">)</text:span></text:p>
      <text:p text:style-name="P5"><text:s text:c="6"/><text:span text:style-name="T49"># assign instance avriables</text:span></text:p>
      <text:p text:style-name="P5"><text:s text:c="6"/><text:span text:style-name="T39">@width</text:span><text:span text:style-name="T37">,</text:span><text:span text:style-name="T32"> </text:span><text:span text:style-name="T39">@height</text:span><text:span text:style-name="T32"> </text:span><text:span text:style-name="T37">=</text:span><text:span text:style-name="T32"> w</text:span><text:span text:style-name="T37">,</text:span><text:span text:style-name="T32"> h</text:span></text:p>
      <text:p text:style-name="P63"/>
      <text:p text:style-name="P5"><text:s text:c="6"/><text:span text:style-name="T37">@</text:span><text:span text:style-name="T39">@count</text:span><text:span text:style-name="T32"> </text:span><text:span text:style-name="T37">+=</text:span><text:span text:style-name="T32"> </text:span><text:span text:style-name="T39">1</text:span></text:p>
      <text:p text:style-name="P5"><text:s text:c="3"/><text:span text:style-name="T25">end</text:span></text:p>
      <text:p text:style-name="P63"/>
      <text:p text:style-name="P5"><text:s text:c="3"/><text:span text:style-name="T25">def</text:span><text:span text:style-name="T32"> </text:span><text:span text:style-name="T25">self</text:span><text:span text:style-name="T37">.</text:span><text:span text:style-name="T32">printCount</text:span><text:span text:style-name="T37">()</text:span></text:p>
      <text:p text:style-name="P5"><text:s text:c="6"/><text:span text:style-name="T32">puts </text:span><text:span text:style-name="T30">"Box count is : #@@count"</text:span></text:p>
      <text:p text:style-name="P5"><text:s text:c="3"/><text:span text:style-name="T25">end</text:span></text:p>
      <text:p text:style-name="P9"><text:soft-page-break/>end</text:p>
      <text:p text:style-name="P63"/>
      <text:p text:style-name="P73"># create two object</text:p>
      <text:p text:style-name="P8">box1 <text:span text:style-name="T36">=</text:span> <text:span text:style-name="T43">Box</text:span><text:span text:style-name="T36">.</text:span><text:span text:style-name="T24">new</text:span><text:span text:style-name="T36">(</text:span><text:span text:style-name="T38">10</text:span><text:span text:style-name="T36">,</text:span> <text:span text:style-name="T38">20</text:span><text:span text:style-name="T36">)</text:span></text:p>
      <text:p text:style-name="P8">box2 <text:span text:style-name="T36">=</text:span> <text:span text:style-name="T43">Box</text:span><text:span text:style-name="T36">.</text:span><text:span text:style-name="T24">new</text:span><text:span text:style-name="T36">(</text:span><text:span text:style-name="T38">30</text:span><text:span text:style-name="T36">,</text:span> <text:span text:style-name="T38">100</text:span><text:span text:style-name="T36">)</text:span></text:p>
      <text:p text:style-name="P63"/>
      <text:p text:style-name="P73"># call class method to print box count</text:p>
      <text:p text:style-name="P8"><text:span text:style-name="T43">Box</text:span><text:span text:style-name="T36">.</text:span>printCount<text:span text:style-name="T36">()</text:span></text:p>
      <text:p text:style-name="P43"><text:span text:style-name="T19">To_s</text:span></text:p>
      <text:p text:style-name="P41"><text:span text:style-name="T18">to_s</text:span><text:span text:style-name="T15"> để trả về một chuỗi đại diện của đối tượng.</text:span></text:p>
      <text:p text:style-name="P54"><text:span text:style-name="T28">class</text:span><text:span text:style-name="T47"> </text:span><text:span text:style-name="T46">Box</text:span></text:p>
      <text:p text:style-name="P5"><text:s text:c="3"/><text:span text:style-name="T49"># constructor method</text:span></text:p>
      <text:p text:style-name="P5"><text:s text:c="3"/><text:span text:style-name="T25">def</text:span><text:span text:style-name="T32"> initialize</text:span><text:span text:style-name="T37">(</text:span><text:span text:style-name="T32">w</text:span><text:span text:style-name="T37">,</text:span><text:span text:style-name="T32">h</text:span><text:span text:style-name="T37">)</text:span></text:p>
      <text:p text:style-name="P5"><text:s text:c="6"/><text:span text:style-name="T39">@width</text:span><text:span text:style-name="T37">,</text:span><text:span text:style-name="T32"> </text:span><text:span text:style-name="T39">@height</text:span><text:span text:style-name="T32"> </text:span><text:span text:style-name="T37">=</text:span><text:span text:style-name="T32"> w</text:span><text:span text:style-name="T37">,</text:span><text:span text:style-name="T32"> h</text:span></text:p>
      <text:p text:style-name="P5"><text:s text:c="3"/><text:span text:style-name="T25">end</text:span></text:p>
      <text:p text:style-name="P5"><text:s text:c="3"/><text:span text:style-name="T49"># define to_s method</text:span></text:p>
      <text:p text:style-name="P5"><text:s text:c="3"/><text:span text:style-name="T25">def</text:span><text:span text:style-name="T32"> to_s</text:span></text:p>
      <text:p text:style-name="P5"><text:s text:c="6"/><text:span text:style-name="T30">"(w:#@width,h:#@height)"</text:span><text:span text:style-name="T32"> <text:s/></text:span><text:span text:style-name="T49"># string formatting of the object.</text:span></text:p>
      <text:p text:style-name="P5"><text:s text:c="3"/><text:span text:style-name="T25">end</text:span></text:p>
      <text:p text:style-name="P9">end</text:p>
      <text:p text:style-name="P63"/>
      <text:p text:style-name="P73"># create an object</text:p>
      <text:p text:style-name="P8">box <text:span text:style-name="T36">=</text:span> <text:span text:style-name="T43">Box</text:span><text:span text:style-name="T36">.</text:span><text:span text:style-name="T24">new</text:span><text:span text:style-name="T36">(</text:span><text:span text:style-name="T38">10</text:span><text:span text:style-name="T36">,</text:span> <text:span text:style-name="T38">20</text:span><text:span text:style-name="T36">)</text:span></text:p>
      <text:p text:style-name="P63"/>
      <text:p text:style-name="P73"># to_s method will be called in reference of string automatically.</text:p>
      <text:p text:style-name="P8">puts <text:span text:style-name="T29">"String representation of box is : #{box}"</text:span></text:p>
      <text:p text:style-name="P47">Khi đoạn mã trên được thực thi, nó tạo ra kết quả sau -</text:p>
      <text:p text:style-name="P62">String representation of box is : (w:10,h:20)</text:p>
      <text:p text:style-name="P41"/>
      <text:p text:style-name="P41">Cấp quyền</text:p>
      <text:p text:style-name="P54">cấu trúc: &lt;quyền&gt;:tên hàm</text:p>
      <text:p text:style-name="P68"><text:soft-page-break/><text:span text:style-name="T24"><text:tab/>def</text:span> printArea</text:p>
      <text:p text:style-name="P71"><text:s text:c="6"/><text:span text:style-name="T39">@area</text:span><text:span text:style-name="T32"> </text:span><text:span text:style-name="T37">=</text:span><text:span text:style-name="T32"> getWidth</text:span><text:span text:style-name="T37">()</text:span><text:span text:style-name="T32"> </text:span><text:span text:style-name="T37">*</text:span><text:span text:style-name="T32"> getHeight</text:span></text:p>
      <text:p text:style-name="P5"><text:s text:c="6"/><text:span text:style-name="T32">puts </text:span><text:span text:style-name="T30">"Big box area is : #@area"</text:span></text:p>
      <text:p text:style-name="P5"><text:s text:c="3"/><text:span text:style-name="T25">end</text:span></text:p>
      <text:p text:style-name="P5"><text:s text:c="3"/><text:span text:style-name="T49"># make it protected</text:span></text:p>
      <text:p text:style-name="P5"><text:s text:c="3"/><text:span text:style-name="T25">protected</text:span><text:span text:style-name="T32"> </text:span><text:span text:style-name="T37">:</text:span><text:span text:style-name="T32">printArea</text:span></text:p>
      <text:p text:style-name="P41"><text:span text:style-name="T17">T</text:span><text:span text:style-name="T15">ạo một đối tượng mà không gọi </text:span><text:span text:style-name="T18">hàm khởi tạo</text:span><text:span text:style-name="T15">của nó</text:span></text:p>
      <text:p text:style-name="P44"><text:span text:style-name="T16"><text:tab/></text:span><text:span text:style-name="T15">box2 </text:span><text:span text:style-name="T22">=</text:span><text:span text:style-name="T15"> </text:span><text:span text:style-name="T21">Box</text:span><text:span text:style-name="T22">.</text:span><text:span text:style-name="T15">allocate</text:span></text:p>
      <text:p text:style-name="P45"><text:span text:style-name="T15">Class đóng băng</text:span></text:p>
      <text:p text:style-name="P59"><text:span text:style-name="T47">Chỉ get không set </text:span></text:p>
      <text:p text:style-name="P8">box <text:span text:style-name="T36">=</text:span> <text:span text:style-name="T43">Box</text:span><text:span text:style-name="T36">.</text:span><text:span text:style-name="T24">new</text:span><text:span text:style-name="T36">(</text:span><text:span text:style-name="T38">10</text:span><text:span text:style-name="T36">,</text:span> <text:span text:style-name="T38">20</text:span><text:span text:style-name="T36">)</text:span></text:p>
      <text:p text:style-name="P63"/>
      <text:p text:style-name="P73"># let us freez this object</text:p>
      <text:p text:style-name="P8">box<text:span text:style-name="T36">.</text:span>freeze</text:p>
      <text:p text:style-name="P8"><text:span text:style-name="T24">if</text:span><text:span text:style-name="T36">(</text:span> box<text:span text:style-name="T36">.</text:span>frozen<text:span text:style-name="T36">?</text:span> <text:span text:style-name="T36">)</text:span></text:p>
      <text:p text:style-name="P5"><text:s text:c="3"/><text:span text:style-name="T32">puts </text:span><text:span text:style-name="T30">"Box object is frozen object"</text:span></text:p>
      <text:p text:style-name="P9">else</text:p>
      <text:p text:style-name="P5"><text:s text:c="3"/><text:span text:style-name="T32">puts </text:span><text:span text:style-name="T30">"Box object is normal object"</text:span></text:p>
      <text:p text:style-name="P9">end</text:p>
      <text:p text:style-name="P63"/>
      <text:p text:style-name="P73"># now try using setter methods</text:p>
      <text:p text:style-name="P8">box<text:span text:style-name="T36">.</text:span>setWidth <text:span text:style-name="T36">=</text:span> <text:span text:style-name="T38">30</text:span></text:p>
      <text:p text:style-name="P8">box<text:span text:style-name="T36">.</text:span>setHeight <text:span text:style-name="T36">=</text:span> <text:span text:style-name="T38">50</text:span></text:p>
      <text:p text:style-name="P63"/>
      <text:p text:style-name="P73"># use accessor methods</text:p>
      <text:p text:style-name="P8">x <text:span text:style-name="T36">=</text:span> box<text:span text:style-name="T36">.</text:span>getWidth<text:span text:style-name="T36">()</text:span></text:p>
      <text:p text:style-name="P8">y <text:span text:style-name="T36">=</text:span> box<text:span text:style-name="T36">.</text:span>getHeight<text:span text:style-name="T36">()</text:span></text:p>
      <text:p text:style-name="P45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Monaco, Consolas, 'Courier New', monospace"/>
    <style:font-face style:name="Verdana" svg:font-family="Verdana, Geneva, Tahom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118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5:05:37.669962087</meta:creation-date>
    <dc:date>2019-01-29T13:40:48.377484794</dc:date>
    <meta:editing-duration>PT2H43M28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0" meta:paragraph-count="317" meta:word-count="1238" meta:character-count="6483" meta:non-whitespace-character-count="5182"/>
  </office:meta>
</office:document-meta>
</file>